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19.3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fo:background-color="#ff00ff" style:text-align-source="fix" style:repeat-content="false"/>
      <style:paragraph-properties fo:text-align="start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ccffff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00ff" fo:wrap-option="wrap"/>
    </style:style>
    <style:style style:name="ce9" style:family="table-cell" style:parent-style-name="Default" style:data-style-name="N100">
      <style:table-cell-properties fo:background-color="#ccffff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ff00ff"/>
    </style:style>
    <style:style style:name="ce12" style:family="table-cell" style:parent-style-name="Default" style:data-style-name="N100">
      <style:table-cell-properties fo:background-color="#ccffff" fo:wrap-option="wrap"/>
    </style:style>
    <style:style style:name="ce13" style:family="table-cell" style:parent-style-name="Default" style:data-style-name="N100">
      <style:table-cell-properties fo:wrap-option="wrap"/>
    </style:style>
    <style:style style:name="ce14" style:family="table-cell" style:parent-style-name="Default" style:data-style-name="N100">
      <style:table-cell-properties fo:background-color="#ff00ff" fo:wrap-option="wrap"/>
    </style:style>
    <style:style style:name="ce15" style:family="table-cell" style:parent-style-name="Default">
      <style:table-cell-properties fo:background-color="#e6ff00"/>
    </style:style>
  </office:automatic-styles>
  <office:body>
    <office:spreadsheet>
      <table:table table:name="zxnetusb rev C4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column table:style-name="co4" table:default-cell-style-name="ce10"/>
        <table:table-column table:style-name="co5" table:default-cell-style-name="ce13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Количество/Count</text:p>
          </table:table-cell>
          <table:table-cell table:style-name="ce4" office:value-type="string">
            <text:p>Обозначение/RefDes</text:p>
          </table:table-cell>
          <table:table-cell table:style-name="ce6" office:value-type="string">
            <text:p>Тип/Type</text:p>
          </table:table-cell>
          <table:table-cell table:style-name="ce9" office:value-type="string">
            <text:p>Корпус/Package</text:p>
          </table:table-cell>
          <table:table-cell table:style-name="ce12" office:value-type="string">
            <text:p>Номинал/Value</text:p>
          </table:table-cell>
          <table:table-cell table:style-name="ce4" office:value-type="string">
            <text:p>Комменатрии/Comments</text:p>
          </table:table-cell>
          <table:table-cell table:style-name="ce4"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Altera EPM3128ATC100-10N</text:p>
          </table:table-cell>
          <table:table-cell office:value-type="string">
            <text:p>QFP 100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Cypress SL811HS</text:p>
          </table:table-cell>
          <table:table-cell office:value-type="string">
            <text:p>QFP 48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Wiznet W5300</text:p>
          </table:table-cell>
          <table:table-cell office:value-type="string">
            <text:p>QFP 100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74HCT125</text:p>
          </table:table-cell>
          <table:table-cell office:value-type="string">
            <text:p>SOIC 14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74LVC1G08DBV</text:p>
          </table:table-cell>
          <table:table-cell office:value-type="string">
            <text:p>SOT23-5</text:p>
          </table:table-cell>
          <table:table-cell/>
          <table:table-cell office:value-type="string">
            <text:p>также/also 74HC1G08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1</text:p>
          </table:table-cell>
          <table:table-cell office:value-type="string">
            <text:p>NCP1117DT</text:p>
          </table:table-cell>
          <table:table-cell office:value-type="string">
            <text:p>DPAK, SOT223</text:p>
          </table:table-cell>
          <table:table-cell office:value-type="string">
            <text:p>3.3V</text:p>
          </table:table-cell>
          <table:table-cell office:value-type="string">
            <text:p>также/also LM1117-3.3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3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4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7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9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11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14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15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16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17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18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19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6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8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9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0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1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2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style-name="ce15" office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34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0.1uF X7R</text:p>
          </table:table-cell>
          <table:table-cell table:style-name="ce15" office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20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13pF NP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1</text:p>
          </table:table-cell>
          <table:table-cell office:value-type="string">
            <text:p>Ceramic capacitor</text:p>
          </table:table-cell>
          <table:table-cell office:value-type="string">
            <text:p>0805, 1206</text:p>
          </table:table-cell>
          <table:table-cell office:value-type="string">
            <text:p>13pF NPO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8</text:p>
          </table:table-cell>
          <table:table-cell office:value-type="string">
            <text:p>Tantalum capacitor</text:p>
          </table:table-cell>
          <table:table-cell office:value-type="string">
            <text:p>1206 (A)</text:p>
          </table:table-cell>
          <table:table-cell office:value-type="string">
            <text:p>10uF 16v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10</text:p>
          </table:table-cell>
          <table:table-cell office:value-type="string">
            <text:p>Tantalum capacitor</text:p>
          </table:table-cell>
          <table:table-cell office:value-type="string">
            <text:p>1206 (A)</text:p>
          </table:table-cell>
          <table:table-cell office:value-type="string">
            <text:p>10uF 16v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12</text:p>
          </table:table-cell>
          <table:table-cell office:value-type="string">
            <text:p>Tantalum capacitor</text:p>
          </table:table-cell>
          <table:table-cell office:value-type="string">
            <text:p>1206 (A)</text:p>
          </table:table-cell>
          <table:table-cell office:value-type="string">
            <text:p>10uF 16v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13</text:p>
          </table:table-cell>
          <table:table-cell office:value-type="string">
            <text:p>Tantalum capacitor</text:p>
          </table:table-cell>
          <table:table-cell office:value-type="string">
            <text:p>1206 (A)</text:p>
          </table:table-cell>
          <table:table-cell office:value-type="string">
            <text:p>10uF 16v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</text:p>
          </table:table-cell>
          <table:table-cell office:value-type="string">
            <text:p>Tantalum capacitor</text:p>
          </table:table-cell>
          <table:table-cell office:value-type="string">
            <text:p>1206 (A)</text:p>
          </table:table-cell>
          <table:table-cell office:value-type="string">
            <text:p>10uF 16v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4</text:p>
          </table:table-cell>
          <table:table-cell office:value-type="string">
            <text:p>Tantalum capacitor</text:p>
          </table:table-cell>
          <table:table-cell office:value-type="string">
            <text:p>1206 (A)</text:p>
          </table:table-cell>
          <table:table-cell office:value-type="string">
            <text:p>10uF 16v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office:value-type="string">
            <text:p>Tantalum capacitor</text:p>
          </table:table-cell>
          <table:table-cell office:value-type="string">
            <text:p>1206 (A)</text:p>
          </table:table-cell>
          <table:table-cell office:value-type="string">
            <text:p>10uF 16v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Inductor</text:p>
          </table:table-cell>
          <table:table-cell office:value-type="string">
            <text:p>CDR64B</text:p>
          </table:table-cell>
          <table:table-cell office:value-type="string">
            <text:p>10uH</text:p>
          </table:table-cell>
          <table:table-cell office:value-type="string">
            <text:p>CDRH64B, 1812 (4.5mm*2.5mm), любой/any other на ток/current &gt;0.5A размер не более/size not greater than 6x6mm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2</text:p>
          </table:table-cell>
          <table:table-cell office:value-type="string">
            <text:p>Chip inductor</text:p>
          </table:table-cell>
          <table:table-cell office:value-type="string">
            <text:p>0805, 1206</text:p>
          </table:table-cell>
          <table:table-cell office:value-type="string">
            <text:p>1u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3</text:p>
          </table:table-cell>
          <table:table-cell office:value-type="string">
            <text:p>Chip inductor</text:p>
          </table:table-cell>
          <table:table-cell office:value-type="string">
            <text:p>0805, 1206</text:p>
          </table:table-cell>
          <table:table-cell office:value-type="string">
            <text:p>1uH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F1</text:p>
          </table:table-cell>
          <table:table-cell table:style-name="ce8" office:value-type="string">
            <text:p>FUSE</text:p>
          </table:table-cell>
          <table:table-cell table:style-name="ce11" office:value-type="string">
            <text:p>SMD1210</text:p>
          </table:table-cell>
          <table:table-cell table:style-name="ce14"/>
          <table:table-cell table:style-name="ce5"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18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0 Ohm or solder bridge</text:p>
          </table:table-cell>
          <table:table-cell table:style-name="ce15" office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R19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0 Ohm or solder bridge</text:p>
          </table:table-cell>
          <table:table-cell table:style-name="ce15" office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6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1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27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1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30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1M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4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1.5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31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1.5K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7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12K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4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5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15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16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17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25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15K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2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3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32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33</text:p>
          </table:table-cell>
          <table:table-cell table:style-name="ce15" office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33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33</text:p>
          </table:table-cell>
          <table:table-cell table:style-name="ce15" office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34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35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36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33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11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49.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12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49.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13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49.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14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49.9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8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3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9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3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10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3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22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3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23</text:p>
          </table:table-cell>
          <table:table-cell office:value-type="string">
            <text:p>Resistor</text:p>
          </table:table-cell>
          <table:table-cell office:value-type="string">
            <text:p>0805, 1206</text:p>
          </table:table-cell>
          <table:table-cell office:value-type="string">
            <text:p>330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Quartz crystal</text:p>
          </table:table-cell>
          <table:table-cell office:value-type="string">
            <text:p>HC-49</text:p>
          </table:table-cell>
          <table:table-cell office:value-type="string">
            <text:p>25.0 MHz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Z2</text:p>
          </table:table-cell>
          <table:table-cell office:value-type="string">
            <text:p>Quartz generator</text:p>
          </table:table-cell>
          <table:table-cell office:value-type="string">
            <text:p>5mm x 3.2mm</text:p>
          </table:table-cell>
          <table:table-cell office:value-type="string">
            <text:p>48.0 MHz</text:p>
          </table:table-cell>
          <table:table-cell table:style-name="ce15" office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Z1</text:p>
          </table:table-cell>
          <table:table-cell office:value-type="string">
            <text:p>Quartz generator</text:p>
          </table:table-cell>
          <table:table-cell office:value-type="string">
            <text:p>7mm x 5mm</text:p>
          </table:table-cell>
          <table:table-cell office:value-type="string">
            <text:p>48.0 MHz</text:p>
          </table:table-cell>
          <table:table-cell table:style-name="ce15" office:value-type="string">
            <text:p>Устанавливать только один из двух/Install only one of two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D5</text:p>
          </table:table-cell>
          <table:table-cell office:value-type="string">
            <text:p>LED</text:p>
          </table:table-cell>
          <table:table-cell office:value-type="string">
            <text:p>100mi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D4</text:p>
          </table:table-cell>
          <table:table-cell office:value-type="string">
            <text:p>LED</text:p>
          </table:table-cell>
          <table:table-cell office:value-type="string">
            <text:p>100mi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male connector</text:p>
          </table:table-cell>
          <table:table-cell office:value-type="string">
            <text:p>IDC10M</text:p>
          </table:table-cell>
          <table:table-cell/>
          <table:table-cell office:value-type="string">
            <text:p>Altera JTAG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J1</text:p>
          </table:table-cell>
          <table:table-cell office:value-type="string">
            <text:p>J0011D21B</text:p>
          </table:table-cell>
          <table:table-cell table:number-columns-repeated="2"/>
          <table:table-cell office:value-type="string">
            <text:p>также/also J0011D21BNL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jumper</text:p>
          </table:table-cell>
          <table:table-cell office:value-type="string">
            <text:p>2pin 100mi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jumper</text:p>
          </table:table-cell>
          <table:table-cell office:value-type="string">
            <text:p>2pin 100mi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jumper</text:p>
          </table:table-cell>
          <table:table-cell office:value-type="string">
            <text:p>2pin 100mi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office:value-type="string">
            <text:p>pins</text:p>
          </table:table-cell>
          <table:table-cell office:value-type="string">
            <text:p>PLS-5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3</text:p>
          </table:table-cell>
          <table:table-cell office:value-type="string">
            <text:p>MINI-USB type B receptacle</text:p>
          </table:table-cell>
          <table:table-cell table:number-columns-repeated="2"/>
          <table:table-cell office:value-type="string">
            <text:p>поверхностный монтаж/surface-mount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SB1</text:p>
          </table:table-cell>
          <table:table-cell office:value-type="string">
            <text:p>USB type A receptacle</text:p>
          </table:table-cell>
          <table:table-cell table:number-columns-repeated="2"/>
          <table:table-cell office:value-type="string">
            <text:p>монтаж в отверстия/through-hole</text:p>
          </table:table-cell>
          <table:table-cell table:number-columns-repeated="1018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10.05.2019</text:date>, <text:time>12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5-10T12:29:44.12</dc:date>
    <dc:creator>Роман Чунин</dc:creator>
    <meta:editing-duration>PT55M3S</meta:editing-duration>
    <meta:editing-cycles>24</meta:editing-cycles>
    <meta:document-statistic meta:table-count="1" meta:cell-count="376" meta:object-count="0"/>
  </office:meta>
</office:document-meta>
</file>